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adornments="Bold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Bold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4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068cm" fo:min-width="0cm"/>
      <style:paragraph-properties style:writing-mode="lr-tb"/>
    </style:style>
    <style:style style:name="gr3" style:family="graphic" style:parent-style-name="standard">
      <style:graphic-properties svg:stroke-color="#000000" svg:stroke-opacity="0%" draw:fill="none" draw:textarea-horizontal-align="justify" draw:textarea-vertical-align="middle" draw:auto-grow-height="false" fo:min-height="0.385cm" fo:min-width="4.262cm"/>
    </style:style>
    <style:style style:name="gr4" style:family="graphic" style:parent-style-name="standard">
      <style:graphic-properties draw:stroke="none" svg:stroke-color="#000000" svg:stroke-opacity="0%" draw:fill="none" draw:fill-color="#ffffff" draw:textarea-horizontal-align="left" draw:textarea-vertical-align="top" draw:auto-grow-height="true" draw:auto-grow-width="false" fo:min-height="0.068cm" fo:min-width="0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font-name="Noto Mono" fo:font-size="8pt" fo:font-weight="normal" style:font-size-asian="12pt" style:font-size-complex="12pt"/>
    </style:style>
    <style:style style:name="P3" style:family="paragraph">
      <loext:graphic-properties draw:fill="none" draw:fill-color="#ffffff"/>
      <style:paragraph-properties fo:text-align="start"/>
      <style:text-properties style:font-name="Noto Mono" fo:font-size="8pt" fo:font-weight="normal" style:font-size-asian="12pt" style:font-size-complex="12pt"/>
    </style:style>
    <style:style style:name="P4" style:family="paragraph">
      <style:paragraph-properties fo:text-align="justify"/>
      <style:text-properties style:font-name="Noto Mono" fo:font-size="8pt" fo:font-weight="normal" style:font-size-asian="12pt" style:font-size-complex="12pt"/>
    </style:style>
    <style:style style:name="P5" style:family="paragraph">
      <loext:graphic-properties draw:fill="none" draw:fill-color="#ffffff"/>
      <style:paragraph-properties fo:text-align="justify"/>
      <style:text-properties style:font-name="Noto Mono" fo:font-size="8pt" fo:font-weight="normal" style:font-size-asian="12pt" style:font-size-complex="12pt"/>
    </style:style>
    <style:style style:name="T1" style:family="text">
      <style:text-properties style:font-name="Noto Mon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0.635cm" svg:x="4.81cm" svg:y="8.592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1" draw:text-style-name="P1" draw:layer="layout" svg:width="4.762cm" svg:height="0.635cm" svg:x="4.81cm" svg:y="6.68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6.687cm">
            <draw:text-box>
              <text:p text:style-name="P2"><text:span text:style-name="T1">0x060d0000</text:span></text:p>
            </draw:text-box>
          </draw:frame>
        </draw:g>
        <draw:g xml:id="id3" draw:id="id3">
          <draw:custom-shape draw:style-name="gr1" draw:text-style-name="P1" draw:layer="layout" svg:width="4.762cm" svg:height="0.635cm" svg:x="4.81cm" svg:y="9.2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9.227cm">
            <draw:text-box>
              <text:p text:style-name="P2"><text:span text:style-name="T1">0x060d0040</text:span></text:p>
            </draw:text-box>
          </draw:frame>
        </draw:g>
        <draw:g>
          <draw:custom-shape draw:style-name="gr3" draw:text-style-name="P1" draw:layer="layout" svg:width="4.762cm" svg:height="0.635cm" svg:x="10.525cm" svg:y="6.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6.66cm">
            <draw:text-box>
              <text:p text:style-name="P2"><text:span text:style-name="T1">0x060d0020</text:span></text:p>
            </draw:text-box>
          </draw:frame>
        </draw:g>
        <draw:g>
          <draw:custom-shape draw:style-name="gr3" draw:text-style-name="P1" draw:layer="layout" svg:width="4.762cm" svg:height="0.635cm" svg:x="10.525cm" svg:y="9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9.2cm">
            <draw:text-box>
              <text:p text:style-name="P2"><text:span text:style-name="T1">0x060d0030</text:span></text:p>
            </draw:text-box>
          </draw:frame>
        </draw:g>
        <draw:connector draw:style-name="gr5" draw:text-style-name="P1" draw:layer="layout" svg:x1="4.81cm" svg:y1="6.066cm" svg:x2="4.81cm" svg:y2="7.018cm" draw:start-shape="id1" draw:start-glue-point="3" draw:end-shape="id2" draw:end-glue-point="3" svg:d="M4810 6066h-501v952h501" svg:viewBox="0 0 502 953">
          <text:p/>
        </draw:connector>
        <draw:connector draw:style-name="gr6" draw:text-style-name="P1" draw:layer="layout" svg:x1="4.81cm" svg:y1="9.558cm" svg:x2="4.81cm" svg:y2="10.511cm" draw:start-shape="id3" draw:start-glue-point="3" draw:end-shape="id4" svg:d="M4810 9558h-501v953h501" svg:viewBox="0 0 502 954">
          <text:p/>
        </draw:connector>
        <draw:custom-shape draw:style-name="gr1" draw:text-style-name="P1" draw:layer="layout" svg:width="4.762cm" svg:height="0.635cm" svg:x="4.81cm" svg:y="5.1cm">
          <text:p/>
          <draw:enhanced-geometry svg:viewBox="0 0 21600 21600" draw:type="rectangle" draw:enhanced-path="M 0 0 L 21600 0 21600 21600 0 21600 0 0 Z N"/>
        </draw:custom-shape>
        <draw:g xml:id="id6" draw:id="id6">
          <draw:custom-shape draw:style-name="gr1" draw:text-style-name="P1" draw:layer="layout" svg:width="4.762cm" svg:height="0.635cm" svg:x="4.81cm" svg:y="3.19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3.195cm">
            <draw:text-box>
              <text:p text:style-name="P2"><text:span text:style-name="T1">0x05550d00</text:span></text:p>
            </draw:text-box>
          </draw:frame>
        </draw:g>
        <draw:g xml:id="id1" draw:id="id1">
          <draw:custom-shape draw:style-name="gr1" draw:text-style-name="P1" draw:layer="layout" svg:width="4.762cm" svg:height="0.635cm" svg:x="4.81cm" svg:y="5.7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5.735cm">
            <draw:text-box>
              <text:p text:style-name="P2"><text:span text:style-name="T1">0x060d0020</text:span></text:p>
            </draw:text-box>
          </draw:frame>
        </draw:g>
        <draw:g xml:id="id8" draw:id="id8">
          <draw:custom-shape draw:style-name="gr1" draw:text-style-name="P1" draw:layer="layout" svg:width="4.762cm" svg:height="0.635cm" svg:x="4.81cm" svg:y="7.32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7.322cm">
            <draw:text-box>
              <text:p text:style-name="P2"><text:span text:style-name="T1">0x060d0030</text:span></text:p>
            </draw:text-box>
          </draw:frame>
        </draw:g>
        <draw:g>
          <draw:custom-shape draw:style-name="gr3" draw:text-style-name="P1" draw:layer="layout" svg:width="4.762cm" svg:height="0.635cm" svg:x="10.525cm" svg:y="3.16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3.168cm">
            <draw:text-box>
              <text:p text:style-name="P2"><text:span text:style-name="T1">0x060d0000</text:span></text:p>
            </draw:text-box>
          </draw:frame>
        </draw:g>
        <draw:g>
          <draw:custom-shape draw:style-name="gr3" draw:text-style-name="P1" draw:layer="layout" svg:width="4.762cm" svg:height="0.635cm" svg:x="10.525cm" svg:y="5.68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5.681cm">
            <draw:text-box>
              <text:p text:style-name="P2"><text:span text:style-name="T1">0x060d0010</text:span></text:p>
            </draw:text-box>
          </draw:frame>
        </draw:g>
        <draw:g xml:id="id5" draw:id="id5">
          <draw:custom-shape draw:style-name="gr1" draw:text-style-name="P1" draw:layer="layout" svg:width="4.762cm" svg:height="0.635cm" svg:x="4.81cm" svg:y="3.8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3.83cm">
            <draw:text-box>
              <text:p text:style-name="P2"><text:span text:style-name="T1">0x060d0010</text:span></text:p>
            </draw:text-box>
          </draw:frame>
        </draw:g>
        <draw:connector draw:style-name="gr7" draw:text-style-name="P1" draw:layer="layout" svg:x1="4.81cm" svg:y1="4.161cm" svg:x2="4.81cm" svg:y2="6.066cm" draw:start-shape="id5" draw:start-glue-point="3" draw:end-shape="id1" draw:end-glue-point="3" svg:d="M4810 4161h-501v1905h501" svg:viewBox="0 0 502 1906">
          <text:p/>
        </draw:connector>
        <draw:connector draw:style-name="gr8" draw:text-style-name="P1" draw:layer="layout" svg:x1="9.572cm" svg:y1="7.018cm" svg:x2="9.572cm" svg:y2="3.526cm" draw:start-shape="id2" draw:start-glue-point="1" draw:end-shape="id6" draw:end-glue-point="1" svg:d="M9572 7018h501v-3492h-501" svg:viewBox="0 0 502 3493">
          <text:p/>
        </draw:connector>
        <draw:g xml:id="id4" draw:id="id4">
          <draw:custom-shape draw:style-name="gr1" draw:text-style-name="P1" draw:layer="layout" svg:width="4.762cm" svg:height="0.635cm" svg:x="4.81cm" svg:y="10.1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81cm" svg:height="0.662cm" svg:x="4.81cm" svg:y="10.18cm">
            <draw:text-box>
              <text:p text:style-name="P2"><text:span text:style-name="T1">0x060d0020</text:span></text:p>
            </draw:text-box>
          </draw:frame>
        </draw:g>
        <draw:g>
          <draw:custom-shape draw:style-name="gr1" draw:text-style-name="P1" draw:layer="layout" svg:width="4.762cm" svg:height="0.635cm" svg:x="4.81cm" svg:y="10.81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81cm" svg:height="0.662cm" svg:x="4.81cm" svg:y="10.815cm">
            <draw:text-box>
              <text:p text:style-name="P4"><text:span text:style-name="T1">...</text:span></text:p>
            </draw:text-box>
          </draw:frame>
        </draw:g>
        <draw:g xml:id="id7" draw:id="id7">
          <draw:custom-shape draw:style-name="gr1" draw:text-style-name="P1" draw:layer="layout" svg:width="4.762cm" svg:height="0.635cm" svg:x="4.81cm" svg:y="2.24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81cm" svg:height="0.662cm" svg:x="4.81cm" svg:y="2.243cm">
            <draw:text-box>
              <text:p text:style-name="P4"><text:span text:style-name="T1">...</text:span></text:p>
            </draw:text-box>
          </draw:frame>
        </draw:g>
        <draw:connector draw:style-name="gr9" draw:text-style-name="P1" draw:layer="layout" svg:x1="4.81cm" svg:y1="2.574cm" svg:x2="4.81cm" svg:y2="3.526cm" draw:start-shape="id7" draw:start-glue-point="3" draw:end-shape="id6" draw:end-glue-point="3" svg:d="M4810 2574h-501v952h501" svg:viewBox="0 0 502 953">
          <text:p/>
        </draw:connector>
        <draw:g>
          <draw:custom-shape draw:style-name="gr3" draw:text-style-name="P1" draw:layer="layout" svg:width="4.762cm" svg:height="0.635cm" svg:x="10.525cm" svg:y="2.21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2.216cm">
            <draw:text-box>
              <text:p text:style-name="P2"><text:span text:style-name="T1">0x05550d00</text:span></text:p>
            </draw:text-box>
          </draw:frame>
        </draw:g>
        <draw:g>
          <draw:custom-shape draw:style-name="gr1" draw:text-style-name="P1" draw:layer="layout" svg:width="4.762cm" svg:height="0.635cm" svg:x="4.81cm" svg:y="4.46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81cm" svg:height="0.662cm" svg:x="4.81cm" svg:y="4.465cm">
            <draw:text-box>
              <text:p text:style-name="P4"><text:span text:style-name="T1">...</text:span></text:p>
            </draw:text-box>
          </draw:frame>
        </draw:g>
        <draw:g>
          <draw:custom-shape draw:style-name="gr1" draw:text-style-name="P1" draw:layer="layout" svg:width="4.762cm" svg:height="0.635cm" svg:x="4.81cm" svg:y="7.95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81cm" svg:height="0.662cm" svg:x="4.81cm" svg:y="7.958cm">
            <draw:text-box>
              <text:p text:style-name="P4"><text:span text:style-name="T1">...</text:span></text:p>
            </draw:text-box>
          </draw:frame>
        </draw:g>
        <draw:g>
          <draw:custom-shape draw:style-name="gr3" draw:text-style-name="P1" draw:layer="layout" svg:width="4.762cm" svg:height="0.635cm" svg:x="10.525cm" svg:y="10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81cm" svg:height="0.662cm" svg:x="10.525cm" svg:y="10.18cm">
            <draw:text-box>
              <text:p text:style-name="P2"><text:span text:style-name="T1">0x060d0040</text:span></text:p>
            </draw:text-box>
          </draw:frame>
        </draw:g>
        <draw:connector draw:style-name="gr10" draw:text-style-name="P1" draw:layer="layout" svg:x1="9.572cm" svg:y1="10.511cm" svg:x2="9.572cm" svg:y2="7.018cm" draw:start-shape="id4" draw:start-glue-point="1" draw:end-shape="id2" draw:end-glue-point="1" svg:d="M9572 10511h501v-3493h-501" svg:viewBox="0 0 502 3494">
          <text:p/>
        </draw:connector>
        <draw:connector draw:style-name="gr11" draw:text-style-name="P1" draw:layer="layout" svg:x1="9.572cm" svg:y1="3.526cm" svg:x2="9.572cm" svg:y2="2.574cm" draw:start-shape="id6" draw:end-shape="id7" draw:end-glue-point="1" svg:d="M9572 3526h501v-952h-501" svg:viewBox="0 0 502 953">
          <text:p/>
        </draw:connector>
        <draw:connector draw:style-name="gr12" draw:text-style-name="P1" draw:layer="layout" svg:x1="4.81cm" svg:y1="7.653cm" svg:x2="4.81cm" svg:y2="9.558cm" draw:start-shape="id8" draw:start-glue-point="3" draw:end-shape="id3" draw:end-glue-point="3" svg:d="M4810 7653h-501v1905h501" svg:viewBox="0 0 502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adornments="Bold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Bold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08:28:07.567938907</meta:creation-date>
    <dc:date>2023-02-23T10:23:32.644771862</dc:date>
    <meta:editing-duration>PT1H44M5S</meta:editing-duration>
    <meta:editing-cycles>11</meta:editing-cycles>
    <meta:generator>LibreOffice/7.3.7.2$Linux_X86_64 LibreOffice_project/30$Build-2</meta:generator>
    <meta:document-statistic meta:object-count="61"/>
  </office:meta>
</office:document-meta>
</file>